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17.59cm" style:rel-width="100%" table:align="left"/>
    </style:style>
    <style:style style:name="Таблица2.A" style:family="table-column">
      <style:table-column-properties style:column-width="2.455cm" style:rel-column-width="1392*"/>
    </style:style>
    <style:style style:name="Таблица2.B" style:family="table-column">
      <style:table-column-properties style:column-width="15.134cm" style:rel-column-width="8580*"/>
    </style:style>
    <style:style style:name="Таблица2.1" style:family="table-row">
      <style:table-row-properties fo:background-color="#c0c0c0">
        <style:background-image/>
      </style:table-row-properties>
    </style:style>
    <style:style style:name="Таблица2.A1" style:family="table-cell">
      <style:table-cell-properties style:vertical-align="middle" fo:background-color="#000000" fo:padding="0.085cm" fo:border="0.035cm solid #808080">
        <style:background-image/>
      </style:table-cell-properties>
    </style:style>
    <style:style style:name="Таблица2.A2" style:family="table-cell">
      <style:table-cell-properties style:vertical-align="middle" fo:background-color="#c0c0c0" fo:padding="0.085cm" fo:border-left="0.035cm solid #808080" fo:border-right="none" fo:border-top="none" fo:border-bottom="0.035cm solid #808080">
        <style:background-image/>
      </style:table-cell-properties>
    </style:style>
    <style:style style:name="Таблица2.B2" style:family="table-cell">
      <style:table-cell-properties style:vertical-align="middle" fo:padding="0.085cm" fo:border-left="0.035cm solid #808080" fo:border-right="0.035cm solid #808080" fo:border-top="none" fo:border-bottom="0.035cm solid #808080"/>
    </style:style>
    <style:style style:name="P1" style:family="paragraph" style:parent-style-name="Table_20_Contents">
      <style:paragraph-properties fo:margin-top="0cm" fo:margin-bottom="0.499cm"/>
    </style:style>
    <style:style style:name="P2" style:family="paragraph" style:parent-style-name="Table_20_Contents">
      <style:paragraph-properties fo:margin-top="0cm" fo:margin-bottom="0.499cm"/>
      <style:text-properties fo:language="en" fo:country="US"/>
    </style:style>
    <style:style style:name="P3" style:family="paragraph" style:parent-style-name="Heading_20_2">
      <style:text-properties fo:color="#ffffff"/>
    </style:style>
    <style:style style:name="P4" style:family="paragraph" style:parent-style-name="Table_20_Contents" style:list-style-name="L1"/>
    <style:style style:name="P5" style:family="paragraph" style:parent-style-name="Table_20_Contents" style:list-style-name="L2"/>
    <style:style style:name="P6" style:family="paragraph" style:parent-style-name="Table_20_Contents" style:list-style-name="L3">
      <style:text-properties fo:language="en" fo:country="US"/>
    </style:style>
    <style:style style:name="P7" style:family="paragraph" style:parent-style-name="Table_20_Contents" style:list-style-name="L2">
      <style:paragraph-properties fo:margin-top="0cm" fo:margin-bottom="0cm"/>
      <style:text-properties fo:language="en" fo:country="US"/>
    </style:style>
    <style:style style:name="P8" style:family="paragraph" style:parent-style-name="Table_20_Contents">
      <style:paragraph-properties fo:margin-top="0cm" fo:margin-bottom="0.499cm"/>
    </style:style>
    <style:style style:name="P9" style:family="paragraph" style:parent-style-name="Table_20_Contents">
      <style:paragraph-properties fo:margin-top="0cm" fo:margin-bottom="0.499cm"/>
      <style:text-properties fo:language="en" fo:country="US"/>
    </style:style>
    <style:style style:name="T1" style:family="text">
      <style:text-properties fo:language="en" fo:country="US"/>
    </style:style>
    <style:style style:name="T2" style:family="text">
      <style:text-properties fo:language="fi" fo:country="FI"/>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Таблица2" table:style-name="Таблица2">
        <table:table-column table:style-name="Таблица2.A"/>
        <table:table-column table:style-name="Таблица2.B"/>
        <table:table-row table:style-name="Таблица2.1">
          <table:table-cell table:style-name="Таблица2.A1" table:number-columns-spanned="2" office:value-type="string">
            <text:h text:style-name="P3" text:outline-level="2" text:is-list-header="true">Use case: <text:span text:style-name="T1">GROMACS</text:span> </text:h>
          </table:table-cell>
          <table:covered-table-cell/>
        </table:table-row>
        <table:table-row>
          <table:table-cell table:style-name="Таблица2.A2" office:value-type="string">
            <text:p text:style-name="Table_20_Contents"><text:span text:style-name="Strong_20_Emphasis">Description </text:span></text:p>
          </table:table-cell>
          <table:table-cell table:style-name="Таблица2.B2" office:value-type="string">
            <text:p text:style-name="P1"><text:span text:style-name="T1">Basic facts: GROMACS is a classical molecular dynamics application designed for simulations of large biomolecules. Open source. Highly popular among biophysicists. The fastest Molecular Dynamics (MD) program. Web site: </text:span><text:a xlink:type="simple" xlink:href="http://www.gromacs.org/">www.gromacs.org</text:a> </text:p>
            <text:p text:style-name="P2">A user submits a job that processes a number of input files and produces a number of output files. On the compute element, GROMACS performs a preprocessing and then runs the main program which produces the output files. Various input files are provided by the user. Output files must be made available for further analysis or additional processing by users.</text:p>
            <text:p text:style-name="P2">Input files are small, while output files size depends on the type and length of the job. Essentially, there are no limits, but typically an output file size can be up to a few gigabytes.</text:p>
            <text:p text:style-name="P1"><text:span text:style-name="T1">Job duration varies from short (few hours) to very long (few weeks). A typical parallel run lasts 2-5 days. </text:span>Long simulations <text:span text:style-name="T2">can</text:span> be broken up into several jobs. <text:span text:style-name="T1">Memory requirements range from a few up to hundreds of megabytes.</text:span></text:p>
            <text:p text:style-name="P2">Application uses MPI or PVM to parallelize the jobs.</text:p>
            <text:p text:style-name="P2">The application can be pre-installed on a compute element, or can be compiled within the job scope. Compilation requires FFTW libraries.</text:p>
          </table:table-cell>
        </table:table-row>
        <table:table-row>
          <table:table-cell table:style-name="Таблица2.A2" office:value-type="string">
            <text:p text:style-name="Table_20_Contents"><text:span text:style-name="Strong_20_Emphasis">Participants </text:span></text:p>
          </table:table-cell>
          <table:table-cell table:style-name="Таблица2.B2" office:value-type="string">
            <text:list xml:id="list1926418314" text:style-name="L1">
              <text:list-item>
                <text:p text:style-name="P4">A<text:span text:style-name="T1">uthorised</text:span> end-user (authorisation to read and write data and use the compute element)</text:p>
              </text:list-item>
              <text:list-item>
                <text:p text:style-name="P4">Grid services: <text:span text:style-name="T1">computing service, storage service, authorization service, information service</text:span></text:p>
              </text:list-item>
            </text:list>
          </table:table-cell>
        </table:table-row>
        <table:table-row>
          <table:table-cell table:style-name="Таблица2.A2" office:value-type="string">
            <text:p text:style-name="Table_20_Contents"><text:span text:style-name="Strong_20_Emphasis">Pre-requisits </text:span></text:p>
          </table:table-cell>
          <table:table-cell table:style-name="Таблица2.B2" office:value-type="string">
            <text:list xml:id="list2092113479" text:style-name="L2">
              <text:list-item>
                <text:p text:style-name="P5">Resources and services advertise the necessary information (e.g. queue length, memory limits, software availability)</text:p>
              </text:list-item>
              <text:list-item>
                <text:p text:style-name="P7">Input data files are available: either from the user's workstation or from a storage service</text:p>
              </text:list-item>
              <text:list-item>
                <text:p text:style-name="P7">Storage service for output files</text:p>
              </text:list-item>
              <text:list-item>
                <text:p text:style-name="P7">Since the application preferably runs in parallel, MPI software on a computer element is required</text:p>
              </text:list-item>
              <text:list-item>
                <text:p text:style-name="P7">If application software is to be compiled, it requires the FFTW libraries and C compiler</text:p>
              </text:list-item>
            </text:list>
          </table:table-cell>
        </table:table-row>
        <table:table-row>
          <table:table-cell table:style-name="Таблица2.A2" office:value-type="string">
            <text:p text:style-name="Table_20_Contents"><text:span text:style-name="Strong_20_Emphasis">Devious flows </text:span></text:p>
          </table:table-cell>
          <table:table-cell table:style-name="Таблица2.B2" office:value-type="string">
            <text:list xml:id="list116259367" text:style-name="L3">
              <text:list-item>
                <text:p text:style-name="P6">User's client is incompatible with the computing service</text:p>
              </text:list-item>
              <text:list-item>
                <text:p text:style-name="P6">User is not authorized at one or more services</text:p>
              </text:list-item>
              <text:list-item>
                <text:p text:style-name="P6">No information about resource and software availability is available</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Title" style:next-style-name="Text_20_body" style:class="text" style:default-outline-level="2">
      <style:text-properties style:font-name="Times New Roman" fo:font-size="18pt" fo:font-weight="bold" style:font-name-asian="Andale Sans UI"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9T11:13:53.98</meta:creation-date>
    <meta:editing-duration>PT00H52M56S</meta:editing-duration>
    <meta:editing-cycles>4</meta:editing-cycles>
    <meta:generator>OpenOffice.org/3.0$Linux OpenOffice.org_project/300m9$Build-9358</meta:generator>
    <dc:date>2009-03-09T19:48:26</dc:date>
    <dc:creator>Oxana Smirnova</dc:creator>
    <meta:document-statistic meta:table-count="1" meta:image-count="0" meta:object-count="0" meta:page-count="1" meta:paragraph-count="21" meta:word-count="325" meta:character-count="2048"/>
    <meta:user-defined meta:name="Info 1"/>
    <meta:user-defined meta:name="Info 2"/>
    <meta:user-defined meta:name="Info 3"/>
    <meta:user-defined meta:name="Info 4"/>
  </office:meta>
</office:document-meta>
</file>